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007in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86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1.2014in" style:rel-column-width="10509*"/>
    </style:style>
    <style:style style:name="Table2.E" style:family="table-column">
      <style:table-column-properties style:column-width="1.1931in" style:rel-column-width="10439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style:keep-together="false" fo:keep-together="always"/>
    </style:style>
    <style:style style:name="Table3.A1" style:family="table-cell">
      <style:table-cell-properties fo:padding="0.0403in" fo:border-left="none" fo:border-right="none" fo:border-top="none" fo:border-bottom="0.0007in solid #000000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background-color="transparent" fo:padding="0.0403in" fo:border-left="none" fo:border-right="none" fo:border-top="none" fo:border-bottom="0.0007in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007in solid #cccccc"/>
    </style:style>
    <style:style style:name="Table3.4" style:family="table-row">
      <style:table-row-properties style:min-row-height="0.0521in" style:keep-together="false" fo:keep-together="always"/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default_5f_8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3" style:family="paragraph" style:parent-style-name="terp_5f_tblheader_5f_Details_5f_Right">
      <style:paragraph-properties fo:text-align="end" style:justify-single-word="false"/>
    </style:style>
    <style:style style:name="P4" style:family="paragraph" style:parent-style-name="terp_5f_tblheader_5f_Details_5f_Right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9" style:family="paragraph" style:parent-style-name="terp_5f_tblheader_5f_Detail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0" style:family="paragraph" style:parent-style-name="terp_5f_default_5f_2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9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rp_5f_header">
      <style:paragraph-properties fo:margin-top="0.1701in" fo:margin-bottom="0.1701in"/>
    </style:style>
    <style:style style:name="P14" style:family="paragraph" style:parent-style-name="terp_5f_default_5f_Right_5f_9">
      <style:paragraph-properties fo:text-align="end" style:justify-single-word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helvetica" fo:font-size="9pt" style:font-size-asian="9pt" style:font-size-complex="9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5"><text:text-input text:description="&lt;o.partner_id.company_ext&gt;">o.partner_id.company_ext</text:text-input></text:p>
      <text:p text:style-name="P1"><text:text-input text:description="&lt; o.partner_id.department_company_ext &gt;">o.partner_id.department_company_ext</text:text-input></text:p>
      <text:p text:style-name="P1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1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"><text:text-input text:description="&lt;o.partner_shipping_id.zip&gt;">o.partner_shipping_id.zip</text:text-input> <text:text-input text:description="&lt;o.partner_shipping_id.city&gt;">o.partner_shipping_id.city</text:text-input></text:p>
      <text:p text:style-name="P13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2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terp_5f_tblheader_5f_General_5f_Centre"><text:text-input text:description="&lt;_(&quot;Our Salesman&quot;)&gt;">Our Salesman</text:text-input></text:p>
          </table:table-cell>
          <table:table-cell table:style-name="Table1.D1" office:value-type="string">
            <text:p text:style-name="terp_5f_tblheader_5f_General_5f_Centre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8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terp_5f_default_5f_Centre_5f_8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erp_5f_tblheader_5f_Details"><text:text-input text:description="&lt;_(&quot;Description&quot;)&gt;">Description</text:text-input></text:p>
          </table:table-cell>
          <table:table-cell table:style-name="Table2.A1" office:value-type="string">
            <text:p text:style-name="terp_5f_tblheader_5f_Details_5f_Centre"><text:text-input text:description="&lt;_(&quot;VAT&quot;)&gt;">VAT</text:text-input></text:p>
          </table:table-cell>
          <table:table-cell table:style-name="Table2.A1" office:value-type="string">
            <text:p text:style-name="P3"><text:text-input text:description="&lt;_(&quot;Quantity&quot;)&gt;">Quantity</text:text-input></text:p>
          </table:table-cell>
          <table:table-cell table:style-name="Table2.A1" office:value-type="string">
            <text:p text:style-name="P3"><text:text-input text:description="&lt;_(&quot;Unit Price&quot;)&gt;">Unit Price</text:text-input></text:p>
          </table:table-cell>
          <table:table-cell table:style-name="Table2.A1" office:value-type="string">
            <text:p text:style-name="P3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4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4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4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if&gt;">&lt;/if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><text:text-input text:description="&lt;/for&gt;">&lt;/for&gt;</text:text-input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office:value-type="string">
            <text:p text:style-name="terp_5f_default_5f_9"><text:text-input text:description="&lt;_(&quot;Net Total :&quot;)&gt;">Net Total :</text:text-input></text:p>
          </table:table-cell>
          <table:table-cell table:style-name="Table2.D8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erp_5f_default_5f_9"><text:text-input text:description="&lt;_(&quot;Taxes :&quot;)&gt;">Taxes :</text:text-input></text:p>
          </table:table-cell>
          <table:table-cell table:style-name="Table2.A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8" office:value-type="string">
            <text:p text:style-name="terp_5f_default_5f_Bold_5f_9"><text:text-input text:description="&lt;_(&quot;Total :&quot;)&gt;">Total :</text:text-input></text:p>
          </table:table-cell>
          <table:table-cell table:style-name="Table2.D8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terp_5f_default_5f_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<text:text-input text:description="&lt;_(&quot;Tax&quot;)&gt;">Tax</text:text-input></text:p>
          </table:table-cell>
          <table:table-cell table:style-name="Table3.A1" office:value-type="string">
            <text:p text:style-name="P4"><text:text-input text:description="&lt;_(&quot;Base&quot;)&gt;">Base</text:text-input></text:p>
          </table:table-cell>
          <table:table-cell table:style-name="Table3.A1" office:value-type="string">
            <text:p text:style-name="P4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0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 table:style-name="Table3.2">
          <table:table-cell table:style-name="Table3.A3" office:value-type="string">
            <text:p text:style-name="P7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8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B3" office:value-type="string">
            <text:p text:style-name="P8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2"/>
          </table:table-cell>
        </table:table-row>
      </table:table>
      <text:p text:style-name="P2"><text:text-input text:description="&lt;/if&gt;">&lt;/if&gt;</text:text-input></text:p>
      <text:p text:style-name="terp_5f_default_5f_8"/>
      <text:p text:style-name="terp_5f_default_5f_9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terp_5f_default_5f_9"/>
      <text:p text:style-name="terp_5f_default_5f_9"><text:soft-page-break/><text:text-input text:description="&lt;_(&quot;Payment Terms:&quot;)&gt;">Payment Terms:</text:text-input></text:p>
      <text:p text:style-name="terp_5f_default_5f_9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terp_5f_default_5f_9"/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3-06-21T21:59:09</dc:date>
    <meta:editing-cycles>1112</meta:editing-cycles>
    <meta:editing-duration>P2DT12H13M18S</meta:editing-duration>
    <meta:document-statistic meta:table-count="3" meta:image-count="0" meta:object-count="0" meta:page-count="2" meta:paragraph-count="51" meta:word-count="145" meta:character-count="175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